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ff7, Arial, Arial, Helvetica, s" svg:font-family="ff7, Arial, Arial, Helvetica, s" style:font-family-generic="system"/>
    <style:font-face style:name="ff13, Verdana, Verdana, Geneva," svg:font-family="ff13, Verdana, Verdana, Geneva," style:font-family-generic="system"/>
    <style:font-face style:name="ff5, Verdana, Verdana, Geneva, " svg:font-family="ff5, Verdana, Verdana, Geneva, " style:font-family-generic="system"/>
    <style:font-face style:name="ff10, 'Trebuchet MS1', Helvetic" svg:font-family="ff10, 'Trebuchet MS1', Helvetic" style:font-family-generic="system"/>
    <style:font-face style:name="Open Sans" svg:font-family="Open Sans" style:font-family-generic="system"/>
    <style:font-face style:name="inherit" svg:font-family="inherit" style:font-family-generic="system"/>
    <style:font-face style:name="Droid Sans" svg:font-family="Droid Sans" style:font-family-generic="system"/>
    <style:font-face style:name="Consolas" svg:font-family="Consolas" style:font-family-generic="modern" style:font-pitch="fixed" svg:panose-1="2 11 6 9 2 2 4 3 2 4"/>
    <style:font-face style:name="Monaco" svg:font-family="Monaco" style:font-family-generic="system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0729in" text:min-label-width="0in" text:list-level-position-and-space-mode="label-alignment">
          <style:list-level-label-alignment text:label-followed-by="listtab" fo:margin-left="0.072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fo:font-size="20pt" style:font-size-asian="20pt" style:font-size-complex="14pt"/>
    </style:style>
    <style:style style:name="P2" style:parent-style-name="Textbody" style:family="paragraph">
      <style:text-properties fo:font-size="14pt" style:font-size-asian="14pt" style:font-size-complex="14pt"/>
    </style:style>
    <style:style style:name="P3" style:parent-style-name="Textbody" style:family="paragraph">
      <style:text-properties fo:font-size="14pt" style:font-size-asian="14pt" style:font-size-complex="14pt"/>
    </style:style>
    <style:style style:name="P4" style:parent-style-name="Textbody" style:family="paragraph">
      <style:text-properties fo:font-size="14pt" style:font-size-asian="14pt" style:font-size-complex="14pt"/>
    </style:style>
    <style:style style:name="P5" style:parent-style-name="Textbody" style:family="paragraph">
      <style:text-properties fo:font-size="14pt" style:font-size-asian="14pt" style:font-size-complex="14pt"/>
    </style:style>
    <style:style style:name="P6" style:parent-style-name="Textbody" style:family="paragraph">
      <style:text-properties fo:font-size="14pt" style:font-size-asian="14pt" style:font-size-complex="14pt"/>
    </style:style>
    <style:style style:name="P7" style:parent-style-name="Textbody" style:family="paragraph">
      <style:text-properties fo:font-size="14pt" style:font-size-asian="14pt" style:font-size-complex="14pt"/>
    </style:style>
    <style:style style:name="P8" style:parent-style-name="Textbody" style:family="paragraph">
      <style:text-properties fo:font-size="14pt" style:font-size-asian="14pt" style:font-size-complex="14pt"/>
    </style:style>
    <style:style style:name="P9" style:parent-style-name="Textbody" style:family="paragraph">
      <style:text-properties fo:font-size="14pt" style:font-size-asian="14pt" style:font-size-complex="14pt"/>
    </style:style>
    <style:style style:name="P10" style:parent-style-name="Textbody" style:family="paragraph">
      <style:text-properties fo:font-size="14pt" style:font-size-asian="14pt" style:font-size-complex="14pt"/>
    </style:style>
    <style:style style:name="P11" style:parent-style-name="Textbody" style:family="paragraph">
      <style:text-properties fo:font-size="14pt" style:font-size-asian="14pt" style:font-size-complex="14pt"/>
    </style:style>
    <style:style style:name="P12" style:parent-style-name="Textbody" style:family="paragraph">
      <style:text-properties fo:font-size="14pt" style:font-size-asian="14pt" style:font-size-complex="14pt"/>
    </style:style>
    <style:style style:name="P13" style:parent-style-name="Textbody" style:family="paragraph">
      <style:text-properties fo:font-size="14pt" style:font-size-asian="14pt" style:font-size-complex="14pt"/>
    </style:style>
    <style:style style:name="T14" style:parent-style-name="Fuentedepárrafopredeter." style:family="text">
      <style:text-properties style:font-name="ff7, Arial, Arial, Helvetica, s" fo:font-weight="bold" style:font-weight-asian="bold" fo:color="#008000" fo:letter-spacing="0.0104in" fo:font-size="14pt" style:font-size-asian="14pt" style:font-size-complex="14pt" fo:background-color="#FFFF00"/>
    </style:style>
    <style:style style:name="T15" style:parent-style-name="Fuentedepárrafopredeter." style:family="text">
      <style:text-properties style:font-name="ff13, Verdana, Verdana, Geneva," fo:font-weight="bold" style:font-weight-asian="bold" fo:color="#0000FF" fo:letter-spacing="0.0416in" fo:font-size="14pt" style:font-size-asian="14pt" style:font-size-complex="14pt" fo:background-color="#FFFF00"/>
    </style:style>
    <style:style style:name="T16" style:parent-style-name="Fuentedepárrafopredeter." style:family="text">
      <style:text-properties style:font-name="ff7, Arial, Arial, Helvetica, s" fo:font-weight="bold" style:font-weight-asian="bold" fo:color="#0000FF" fo:letter-spacing="0.0416in" fo:font-size="14pt" style:font-size-asian="14pt" style:font-size-complex="14pt" fo:background-color="#FFFF00"/>
    </style:style>
    <style:style style:name="T17" style:parent-style-name="Fuentedepárrafopredeter." style:family="text">
      <style:text-properties style:font-name="ff7, Arial, Arial, Helvetica, s" fo:font-weight="bold" style:font-weight-asian="bold" fo:color="#0000FF" fo:letter-spacing="0.0416in" fo:font-size="14pt" style:font-size-asian="14pt" style:font-size-complex="14pt" fo:background-color="#FFFF00"/>
    </style:style>
    <style:style style:name="T18" style:parent-style-name="Fuentedepárrafopredeter." style:family="text">
      <style:text-properties style:font-name="ff13, Verdana, Verdana, Geneva," fo:font-weight="bold" style:font-weight-asian="bold" fo:color="#008000" fo:letter-spacing="0.0416in" fo:font-size="14pt" style:font-size-asian="14pt" style:font-size-complex="14pt" fo:background-color="#FFFF00"/>
    </style:style>
    <style:style style:name="T19" style:parent-style-name="Fuentedepárrafopredeter." style:family="text">
      <style:text-properties style:font-name="ff7, Arial, Arial, Helvetica, s" fo:font-weight="bold" style:font-weight-asian="bold" fo:color="#008000" fo:letter-spacing="0.0416in" fo:font-size="14pt" style:font-size-asian="14pt" style:font-size-complex="14pt" fo:background-color="#FFFF00"/>
    </style:style>
    <style:style style:name="T20" style:parent-style-name="Fuentedepárrafopredeter." style:family="text">
      <style:text-properties style:font-name="ff7, Arial, Arial, Helvetica, s" fo:font-weight="bold" style:font-weight-asian="bold" fo:color="#008000" fo:letter-spacing="-0.0104in" fo:font-size="14pt" style:font-size-asian="14pt" style:font-size-complex="14pt" fo:background-color="#FFFF00"/>
    </style:style>
    <style:style style:name="T21" style:parent-style-name="Fuentedepárrafopredeter." style:family="text">
      <style:text-properties style:font-name="ff5, Verdana, Verdana, Geneva, " fo:color="#000000" fo:letter-spacing="-0.0104in" fo:background-color="#FFFF00"/>
    </style:style>
    <style:style style:name="T22" style:parent-style-name="Fuentedepárrafopredeter." style:family="text">
      <style:text-properties style:font-name="ff5, Verdana, Verdana, Geneva, " fo:color="#666666" fo:background-color="#FFFF00"/>
    </style:style>
    <style:style style:name="P23" style:parent-style-name="Standard" style:family="paragraph">
      <style:text-properties style:font-name="ff13, Verdana, Verdana, Geneva," fo:color="#000000" fo:letter-spacing="0.0416in" fo:font-size="14pt" style:font-size-asian="14pt" style:font-size-complex="14pt" fo:background-color="#FFFF00"/>
    </style:style>
    <style:style style:name="T24" style:parent-style-name="Fuentedepárrafopredeter." style:family="text">
      <style:text-properties style:font-name="ff7, Arial, Arial, Helvetica, s" fo:font-weight="bold" style:font-weight-asian="bold" fo:color="#008000" fo:font-size="14pt" style:font-size-asian="14pt" style:font-size-complex="14pt" fo:background-color="#FFFF00"/>
    </style:style>
    <style:style style:name="T25" style:parent-style-name="Fuentedepárrafopredeter." style:family="text">
      <style:text-properties style:font-name="ff7, Arial, Arial, Helvetica, s" fo:font-weight="bold" style:font-weight-asian="bold" fo:color="#B00040" fo:font-size="14pt" style:font-size-asian="14pt" style:font-size-complex="14pt" fo:background-color="#FFFF00"/>
    </style:style>
    <style:style style:name="T26" style:parent-style-name="Fuentedepárrafopredeter." style:family="text">
      <style:text-properties style:font-name="ff7, Arial, Arial, Helvetica, s" fo:font-weight="bold" style:font-weight-asian="bold" fo:color="#0000FF" fo:letter-spacing="-0.0104in" fo:font-size="14pt" style:font-size-asian="14pt" style:font-size-complex="14pt" fo:background-color="#FFFF00"/>
    </style:style>
    <style:style style:name="T27" style:parent-style-name="Fuentedepárrafopredeter." style:family="text">
      <style:text-properties style:font-name="ff5, Verdana, Verdana, Geneva, " fo:color="#0000FF" fo:letter-spacing="-0.0104in" fo:background-color="#FFFF00"/>
    </style:style>
    <style:style style:name="T28" style:parent-style-name="Fuentedepárrafopredeter." style:family="text">
      <style:text-properties style:font-name="ff5, Verdana, Verdana, Geneva, " fo:color="#666666" fo:background-color="#FFFF00"/>
    </style:style>
    <style:style style:name="T29" style:parent-style-name="Fuentedepárrafopredeter." style:family="text">
      <style:text-properties style:font-name="ff5, Verdana, Verdana, Geneva, " fo:color="#000000" fo:background-color="#FFFF00"/>
    </style:style>
    <style:style style:name="T30" style:parent-style-name="Fuentedepárrafopredeter." style:family="text">
      <style:text-properties style:font-name="ff5, Verdana, Verdana, Geneva, " fo:color="#666666" fo:background-color="#FFFF00"/>
    </style:style>
    <style:style style:name="P31" style:parent-style-name="Standard" style:family="paragraph">
      <style:paragraph-properties fo:widows="2" fo:orphans="2"/>
    </style:style>
    <style:style style:name="T32" style:parent-style-name="Fuentedepárrafopredeter." style:family="text">
      <style:text-properties style:font-name="ff7, Arial, Arial, Helvetica, s" fo:font-weight="bold" style:font-weight-asian="bold" fo:color="#008000" fo:background-color="#FFFF00"/>
    </style:style>
    <style:style style:name="T33" style:parent-style-name="Fuentedepárrafopredeter." style:family="text">
      <style:text-properties style:font-name="ff5, Verdana, Verdana, Geneva, " fo:color="#666666" fo:background-color="#FFFF00"/>
    </style:style>
    <style:style style:name="T34" style:parent-style-name="Fuentedepárrafopredeter." style:family="text">
      <style:text-properties style:font-name="ff7, Arial, Arial, Helvetica, s" fo:font-weight="bold" style:font-weight-asian="bold" fo:color="#008000" fo:background-color="#FFFF00"/>
    </style:style>
    <style:style style:name="T35" style:parent-style-name="Fuentedepárrafopredeter." style:family="text">
      <style:text-properties style:font-name="ff5, Verdana, Verdana, Geneva, " fo:color="#666666" fo:background-color="#FFFF00"/>
    </style:style>
    <style:style style:name="T36" style:parent-style-name="Fuentedepárrafopredeter." style:family="text">
      <style:text-properties style:font-name="ff5, Verdana, Verdana, Geneva, " fo:color="#7D8F29" fo:letter-spacing="-0.0104in" fo:background-color="#FFFF00"/>
    </style:style>
    <style:style style:name="T37" style:parent-style-name="Fuentedepárrafopredeter." style:family="text">
      <style:text-properties style:font-name="ff5, Verdana, Verdana, Geneva, " fo:color="#666666" fo:background-color="#FFFF00"/>
    </style:style>
    <style:style style:name="T38" style:parent-style-name="Fuentedepárrafopredeter." style:family="text">
      <style:text-properties style:font-name="ff5, Verdana, Verdana, Geneva, " fo:color="#7D8F29" fo:letter-spacing="-0.0104in" fo:background-color="#FFFF00"/>
    </style:style>
    <style:style style:name="T39" style:parent-style-name="Fuentedepárrafopredeter." style:family="text">
      <style:text-properties style:font-name="ff5, Verdana, Verdana, Geneva, " fo:color="#666666" fo:background-color="#FFFF00"/>
    </style:style>
    <style:style style:name="T40" style:parent-style-name="Fuentedepárrafopredeter." style:family="text">
      <style:text-properties style:font-name="ff5, Verdana, Verdana, Geneva, " fo:color="#000000" fo:background-color="#FFFF00"/>
    </style:style>
    <style:style style:name="T41" style:parent-style-name="Fuentedepárrafopredeter." style:family="text">
      <style:text-properties style:font-name="ff5, Verdana, Verdana, Geneva, " fo:color="#666666" fo:background-color="#FFFF00"/>
    </style:style>
    <style:style style:name="T42" style:parent-style-name="Fuentedepárrafopredeter." style:family="text">
      <style:text-properties style:font-name="ff5, Verdana, Verdana, Geneva, " fo:color="#7D8F29" fo:letter-spacing="-0.0104in" fo:background-color="#FFFF00"/>
    </style:style>
    <style:style style:name="T43" style:parent-style-name="Fuentedepárrafopredeter." style:family="text">
      <style:text-properties style:font-name="ff5, Verdana, Verdana, Geneva, " fo:color="#666666" fo:letter-spacing="-0.0104in" fo:background-color="#FFFF00"/>
    </style:style>
    <style:style style:name="T44" style:parent-style-name="Fuentedepárrafopredeter." style:family="text">
      <style:text-properties style:font-name="ff5, Verdana, Verdana, Geneva, " fo:color="#666666" fo:background-color="#FFFF00"/>
    </style:style>
    <style:style style:name="P45" style:parent-style-name="Textbody" style:family="paragraph">
      <style:text-properties fo:font-size="14pt" style:font-size-asian="14pt" style:font-size-complex="14pt"/>
    </style:style>
    <style:style style:name="T46" style:parent-style-name="Fuentedepárrafopredeter." style:family="text">
      <style:text-properties fo:font-weight="bold" style:font-weight-asian="bold" fo:font-size="28pt" style:font-size-asian="28pt" style:font-size-complex="14pt"/>
    </style:style>
    <style:style style:name="T47" style:parent-style-name="Fuentedepárrafopredeter." style:family="text">
      <style:text-properties style:font-name="ff10, 'Trebuchet MS1', Helvetic" fo:font-weight="bold" style:font-weight-asian="bold" fo:color="#000000" fo:font-size="21pt" style:font-size-asian="21pt" style:font-size-complex="14pt"/>
    </style:style>
    <style:style style:name="P48" style:parent-style-name="Título3" style:family="paragraph">
      <style:text-properties style:font-name="Open Sans" fo:font-style="italic" style:font-style-asian="italic" fo:color="#222222"/>
    </style:style>
    <style:style style:name="P49" style:parent-style-name="Título3" style:family="paragraph">
      <style:text-properties style:font-name="Open Sans" fo:color="#222222"/>
    </style:style>
    <style:style style:name="P50" style:parent-style-name="Textbody" style:family="paragraph">
      <style:paragraph-properties fo:widows="2" fo:orphans="2" fo:margin-bottom="0in"/>
    </style:style>
    <style:style style:name="T51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T52" style:parent-style-name="StrongEmphasis" style:family="text">
      <style:text-properties style:font-name="inherit" fo:color="#000000" fo:font-size="14pt" style:font-size-asian="14pt" style:font-size-complex="14pt"/>
    </style:style>
    <style:style style:name="T53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T54" style:parent-style-name="StrongEmphasis" style:family="text">
      <style:text-properties style:font-name="inherit" fo:color="#000000" fo:font-size="14pt" style:font-size-asian="14pt" style:font-size-complex="14pt"/>
    </style:style>
    <style:style style:name="T55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T56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P57" style:parent-style-name="Textbody" style:family="paragraph">
      <style:paragraph-properties fo:widows="2" fo:orphans="2" fo:margin-bottom="0in"/>
    </style:style>
    <style:style style:name="T58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T59" style:parent-style-name="Fuentedepárrafopredeter." style:family="text">
      <style:text-properties fo:font-size="14pt" style:font-size-asian="14pt" style:font-size-complex="14pt"/>
    </style:style>
    <style:style style:name="P60" style:parent-style-name="Título2" style:family="paragraph">
      <style:text-properties style:font-name="Open Sans" fo:color="#222222" fo:font-size="14pt" style:font-size-asian="14pt" style:font-size-complex="14pt"/>
    </style:style>
    <style:style style:name="P61" style:parent-style-name="Título2" style:family="paragraph">
      <style:text-properties style:font-name="Open Sans" fo:color="#222222" fo:font-size="14pt" style:font-size-asian="14pt" style:font-size-complex="14pt"/>
    </style:style>
    <style:style style:name="T62" style:parent-style-name="Fuentedepárrafopredeter." style:family="text">
      <style:text-properties style:font-name="Open Sans" fo:color="#222222" fo:font-size="14pt" style:font-size-asian="14pt" style:font-size-complex="14pt" fo:background-color="#FFFF00"/>
    </style:style>
    <style:style style:name="P63" style:parent-style-name="Textbody" style:family="paragraph">
      <style:text-properties style:font-name="Open Sans" fo:font-weight="bold" style:font-weight-asian="bold" fo:font-style="italic" style:font-style-asian="italic" fo:color="#FF0000" fo:font-size="14pt" style:font-size-asian="14pt" style:font-size-complex="14pt" fo:language="en" fo:country="US"/>
    </style:style>
    <style:style style:name="P64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65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66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67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68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69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70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71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72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73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74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75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76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77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78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79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80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81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82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83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84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85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86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87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88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89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90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91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92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93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94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95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96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97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98" style:parent-style-name="Textbody" style:family="paragraph">
      <style:text-properties style:font-name="Open Sans" fo:font-weight="bold" style:font-weight-asian="bold" fo:color="#222222" fo:font-size="14pt" style:font-size-asian="14pt" style:font-size-complex="14pt"/>
    </style:style>
    <style:style style:name="P99" style:parent-style-name="Textbody" style:family="paragraph">
      <style:paragraph-properties fo:widows="2" fo:orphans="2" fo:text-align="justify" fo:margin-top="0.1in" fo:margin-bottom="0.1in"/>
    </style:style>
    <style:style style:name="T100" style:parent-style-name="Fuentedepárrafopredeter." style:family="text">
      <style:text-properties style:font-name="Droid Sans" fo:color="#000000" fo:font-size="9.5pt" style:font-size-asian="9.5pt"/>
    </style:style>
    <style:style style:name="T101" style:parent-style-name="StrongEmphasis" style:family="text">
      <style:text-properties style:font-name="Droid Sans" fo:font-weight="normal" style:font-weight-asian="normal" fo:color="#000000" fo:font-size="9.5pt" style:font-size-asian="9.5pt"/>
    </style:style>
    <style:style style:name="T102" style:parent-style-name="Fuentedepárrafopredeter." style:family="text">
      <style:text-properties style:font-name="Droid Sans" fo:color="#000000" fo:font-size="9.5pt" style:font-size-asian="9.5pt"/>
    </style:style>
    <style:style style:name="TableColumn104" style:family="table-column">
      <style:table-column-properties style:column-width="2.1666in" style:use-optimal-column-width="false"/>
    </style:style>
    <style:style style:name="TableColumn105" style:family="table-column">
      <style:table-column-properties style:column-width="2.325in" style:use-optimal-column-width="false"/>
    </style:style>
    <style:style style:name="Table103" style:family="table">
      <style:table-properties style:width="4.4916in" fo:margin-left="0.3298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34in solid #FF1A1A" style:writing-mode="lr-tb" style:vertical-align="middle" fo:padding-top="0.0583in" fo:padding-left="0.0583in" fo:padding-bottom="0.0583in" fo:padding-right="0.0583in"/>
    </style:style>
    <style:style style:name="P108" style:parent-style-name="TableHeading" style:family="paragraph">
      <style:paragraph-properties fo:margin-top="0.1in" fo:margin-bottom="0.1in"/>
    </style:style>
    <style:style style:name="TableCell109" style:family="table-cell">
      <style:table-cell-properties fo:border="0.0034in solid #FF1A1A" style:writing-mode="lr-tb" style:vertical-align="middle" fo:padding-top="0.0583in" fo:padding-left="0.0583in" fo:padding-bottom="0.0583in" fo:padding-right="0.0583in"/>
    </style:style>
    <style:style style:name="P110" style:parent-style-name="TableHeading" style:family="paragraph">
      <style:paragraph-properties fo:margin-top="0.1in" fo:margin-bottom="0.1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34in solid #FF1A1A" style:writing-mode="lr-tb" style:vertical-align="middle" fo:padding-top="0.0194in" fo:padding-left="0.0194in" fo:padding-bottom="0.0194in" fo:padding-right="0.0194in"/>
    </style:style>
    <style:style style:name="P113" style:parent-style-name="TableContents" style:family="paragraph">
      <style:paragraph-properties fo:text-align="center" fo:margin-top="0.1in" fo:margin-bottom="0.1in"/>
    </style:style>
    <style:style style:name="TableCell114" style:family="table-cell">
      <style:table-cell-properties fo:border="0.0034in solid #FF1A1A" style:writing-mode="lr-tb" style:vertical-align="middle" fo:padding-top="0.0194in" fo:padding-left="0.0194in" fo:padding-bottom="0.0194in" fo:padding-right="0.0194in"/>
    </style:style>
    <style:style style:name="P115" style:parent-style-name="TableContents" style:family="paragraph">
      <style:paragraph-properties fo:text-align="center" fo:margin-top="0.1in" fo:margin-bottom="0.1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34in solid #FF1A1A" style:writing-mode="lr-tb" style:vertical-align="middle" fo:padding-top="0.0194in" fo:padding-left="0.0194in" fo:padding-bottom="0.0194in" fo:padding-right="0.0194in"/>
    </style:style>
    <style:style style:name="P118" style:parent-style-name="TableContents" style:family="paragraph">
      <style:paragraph-properties fo:text-align="center" fo:margin-top="0.1in" fo:margin-bottom="0.1in"/>
    </style:style>
    <style:style style:name="TableCell119" style:family="table-cell">
      <style:table-cell-properties fo:border="0.0034in solid #FF1A1A" style:writing-mode="lr-tb" style:vertical-align="middle" fo:padding-top="0.0194in" fo:padding-left="0.0194in" fo:padding-bottom="0.0194in" fo:padding-right="0.0194in"/>
    </style:style>
    <style:style style:name="P120" style:parent-style-name="TableContents" style:family="paragraph">
      <style:paragraph-properties fo:text-align="center" fo:margin-top="0.1in" fo:margin-bottom="0.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34in solid #FF1A1A" style:writing-mode="lr-tb" style:vertical-align="middle" fo:padding-top="0.0194in" fo:padding-left="0.0194in" fo:padding-bottom="0.0194in" fo:padding-right="0.0194in"/>
    </style:style>
    <style:style style:name="P123" style:parent-style-name="TableContents" style:family="paragraph">
      <style:paragraph-properties fo:text-align="center" fo:margin-top="0.1in" fo:margin-bottom="0.1in"/>
    </style:style>
    <style:style style:name="TableCell124" style:family="table-cell">
      <style:table-cell-properties fo:border="0.0034in solid #FF1A1A" style:writing-mode="lr-tb" style:vertical-align="middle" fo:padding-top="0.0194in" fo:padding-left="0.0194in" fo:padding-bottom="0.0194in" fo:padding-right="0.0194in"/>
    </style:style>
    <style:style style:name="P125" style:parent-style-name="TableContents" style:family="paragraph">
      <style:paragraph-properties fo:text-align="center" fo:margin-top="0.1in" fo:margin-bottom="0.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34in solid #FF1A1A" style:writing-mode="lr-tb" style:vertical-align="middle" fo:padding-top="0.0194in" fo:padding-left="0.0194in" fo:padding-bottom="0.0194in" fo:padding-right="0.0194in"/>
    </style:style>
    <style:style style:name="P128" style:parent-style-name="TableContents" style:family="paragraph">
      <style:paragraph-properties fo:text-align="center" fo:margin-top="0.1in" fo:margin-bottom="0.1in"/>
    </style:style>
    <style:style style:name="TableCell129" style:family="table-cell">
      <style:table-cell-properties fo:border="0.0034in solid #FF1A1A" style:writing-mode="lr-tb" style:vertical-align="middle" fo:padding-top="0.0194in" fo:padding-left="0.0194in" fo:padding-bottom="0.0194in" fo:padding-right="0.0194in"/>
    </style:style>
    <style:style style:name="P130" style:parent-style-name="TableContents" style:family="paragraph">
      <style:paragraph-properties fo:text-align="center" fo:margin-top="0.1in" fo:margin-bottom="0.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34in solid #FF1A1A" style:writing-mode="lr-tb" style:vertical-align="middle" fo:padding-top="0.0194in" fo:padding-left="0.0194in" fo:padding-bottom="0.0194in" fo:padding-right="0.0194in"/>
    </style:style>
    <style:style style:name="P133" style:parent-style-name="TableContents" style:family="paragraph">
      <style:paragraph-properties fo:text-align="center" fo:margin-top="0.1in" fo:margin-bottom="0.1in"/>
    </style:style>
    <style:style style:name="TableCell134" style:family="table-cell">
      <style:table-cell-properties fo:border="0.0034in solid #FF1A1A" style:writing-mode="lr-tb" style:vertical-align="middle" fo:padding-top="0.0194in" fo:padding-left="0.0194in" fo:padding-bottom="0.0194in" fo:padding-right="0.0194in"/>
    </style:style>
    <style:style style:name="P135" style:parent-style-name="TableContents" style:family="paragraph">
      <style:paragraph-properties fo:text-align="center" fo:margin-top="0.1in" fo:margin-bottom="0.1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34in solid #FF1A1A" style:writing-mode="lr-tb" style:vertical-align="middle" fo:padding-top="0.0194in" fo:padding-left="0.0194in" fo:padding-bottom="0.0194in" fo:padding-right="0.0194in"/>
    </style:style>
    <style:style style:name="P138" style:parent-style-name="TableContents" style:family="paragraph">
      <style:paragraph-properties fo:text-align="center" fo:margin-top="0.1in" fo:margin-bottom="0.1in"/>
    </style:style>
    <style:style style:name="TableCell139" style:family="table-cell">
      <style:table-cell-properties fo:border="0.0034in solid #FF1A1A" style:writing-mode="lr-tb" style:vertical-align="middle" fo:padding-top="0.0194in" fo:padding-left="0.0194in" fo:padding-bottom="0.0194in" fo:padding-right="0.0194in"/>
    </style:style>
    <style:style style:name="P140" style:parent-style-name="TableContents" style:family="paragraph">
      <style:paragraph-properties fo:text-align="center" fo:margin-top="0.1in" fo:margin-bottom="0.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34in solid #FF1A1A" style:writing-mode="lr-tb" style:vertical-align="middle" fo:padding-top="0.0194in" fo:padding-left="0.0194in" fo:padding-bottom="0.0194in" fo:padding-right="0.0194in"/>
    </style:style>
    <style:style style:name="P143" style:parent-style-name="TableContents" style:family="paragraph">
      <style:paragraph-properties fo:text-align="center" fo:margin-top="0.1in" fo:margin-bottom="0.1in"/>
    </style:style>
    <style:style style:name="TableCell144" style:family="table-cell">
      <style:table-cell-properties fo:border="0.0034in solid #FF1A1A" style:writing-mode="lr-tb" style:vertical-align="middle" fo:padding-top="0.0194in" fo:padding-left="0.0194in" fo:padding-bottom="0.0194in" fo:padding-right="0.0194in"/>
    </style:style>
    <style:style style:name="P145" style:parent-style-name="TableContents" style:family="paragraph">
      <style:paragraph-properties fo:text-align="center" fo:margin-top="0.1in" fo:margin-bottom="0.1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34in solid #FF1A1A" style:writing-mode="lr-tb" style:vertical-align="middle" fo:padding-top="0.0194in" fo:padding-left="0.0194in" fo:padding-bottom="0.0194in" fo:padding-right="0.0194in"/>
    </style:style>
    <style:style style:name="P148" style:parent-style-name="TableContents" style:family="paragraph">
      <style:paragraph-properties fo:text-align="center" fo:margin-top="0.1in" fo:margin-bottom="0.1in"/>
    </style:style>
    <style:style style:name="TableCell149" style:family="table-cell">
      <style:table-cell-properties fo:border="0.0034in solid #FF1A1A" style:writing-mode="lr-tb" style:vertical-align="middle" fo:padding-top="0.0194in" fo:padding-left="0.0194in" fo:padding-bottom="0.0194in" fo:padding-right="0.0194in"/>
    </style:style>
    <style:style style:name="P150" style:parent-style-name="TableContents" style:family="paragraph">
      <style:paragraph-properties fo:text-align="center" fo:margin-top="0.1in" fo:margin-bottom="0.1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34in solid #FF1A1A" style:writing-mode="lr-tb" style:vertical-align="middle" fo:padding-top="0.0194in" fo:padding-left="0.0194in" fo:padding-bottom="0.0194in" fo:padding-right="0.0194in"/>
    </style:style>
    <style:style style:name="P153" style:parent-style-name="TableContents" style:family="paragraph">
      <style:paragraph-properties fo:text-align="center" fo:margin-top="0.1in" fo:margin-bottom="0.1in"/>
    </style:style>
    <style:style style:name="TableCell154" style:family="table-cell">
      <style:table-cell-properties fo:border="0.0034in solid #FF1A1A" style:writing-mode="lr-tb" style:vertical-align="middle" fo:padding-top="0.0194in" fo:padding-left="0.0194in" fo:padding-bottom="0.0194in" fo:padding-right="0.0194in"/>
    </style:style>
    <style:style style:name="P155" style:parent-style-name="TableContents" style:family="paragraph">
      <style:paragraph-properties fo:text-align="center" fo:margin-top="0.1in" fo:margin-bottom="0.1in"/>
    </style:style>
    <style:style style:name="P156" style:parent-style-name="Textbody" style:family="paragraph">
      <style:paragraph-properties fo:widows="2" fo:orphans="2" fo:text-align="justify" fo:margin-top="0.1in" fo:margin-bottom="0.1in"/>
      <style:text-properties style:font-name="Droid Sans" fo:color="#000000" fo:font-size="14pt" style:font-size-asian="14pt" style:font-size-complex="14pt"/>
    </style:style>
    <style:style style:name="P157" style:parent-style-name="Título2" style:family="paragraph">
      <style:text-properties style:font-name="Open Sans" fo:color="#222222" fo:font-size="14pt" style:font-size-asian="14pt" style:font-size-complex="14pt"/>
    </style:style>
    <style:style style:name="P158" style:parent-style-name="Textbody" style:family="paragraph">
      <style:paragraph-properties fo:widows="2" fo:orphans="2" fo:margin-bottom="0in"/>
    </style:style>
    <style:style style:name="T159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T160" style:parent-style-name="StrongEmphasis" style:family="text">
      <style:text-properties style:font-name="inherit" fo:color="#000000" fo:font-size="14pt" style:font-size-asian="14pt" style:font-size-complex="14pt"/>
    </style:style>
    <style:style style:name="T161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T162" style:parent-style-name="StrongEmphasis" style:family="text">
      <style:text-properties style:font-name="inherit" fo:color="#000000" fo:font-size="14pt" style:font-size-asian="14pt" style:font-size-complex="14pt"/>
    </style:style>
    <style:style style:name="T163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P164" style:parent-style-name="Textbody" style:family="paragraph">
      <style:paragraph-properties fo:widows="2" fo:orphans="2" fo:margin-bottom="0in"/>
    </style:style>
    <style:style style:name="T165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T166" style:parent-style-name="StrongEmphasis" style:family="text">
      <style:text-properties style:font-name="inherit" fo:color="#000000" fo:font-size="14pt" style:font-size-asian="14pt" style:font-size-complex="14pt"/>
    </style:style>
    <style:style style:name="T167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T168" style:parent-style-name="StrongEmphasis" style:family="text">
      <style:text-properties style:font-name="inherit" fo:color="#000000" fo:font-size="14pt" style:font-size-asian="14pt" style:font-size-complex="14pt"/>
    </style:style>
    <style:style style:name="T169" style:parent-style-name="StrongEmphasis" style:family="text">
      <style:text-properties style:font-name="inherit" fo:color="#000000" fo:font-size="14pt" style:font-size-asian="14pt" style:font-size-complex="14pt"/>
    </style:style>
    <style:style style:name="T170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T171" style:parent-style-name="StrongEmphasis" style:family="text">
      <style:text-properties style:font-name="inherit" fo:color="#000000" fo:font-size="14pt" style:font-size-asian="14pt" style:font-size-complex="14pt"/>
    </style:style>
    <style:style style:name="T172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P173" style:parent-style-name="Textbody" style:family="paragraph">
      <style:paragraph-properties fo:widows="2" fo:orphans="2" fo:margin-bottom="0in"/>
    </style:style>
    <style:style style:name="T174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T175" style:parent-style-name="Fuentedepárrafopredeter." style:family="text">
      <style:text-properties style:font-name="Open Sans" fo:color="#666666" fo:font-size="14pt" style:font-size-asian="14pt" style:font-size-complex="14pt" fo:background-color="#FFFF00"/>
    </style:style>
    <style:style style:name="T176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T177" style:parent-style-name="StrongEmphasis" style:family="text">
      <style:text-properties style:font-name="Open Sans" fo:color="#666666" fo:font-size="14pt" style:font-size-asian="14pt" style:font-size-complex="14pt"/>
    </style:style>
    <style:style style:name="T178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T179" style:parent-style-name="StrongEmphasis" style:family="text">
      <style:text-properties style:font-name="Open Sans" fo:color="#666666" fo:font-size="14pt" style:font-size-asian="14pt" style:font-size-complex="14pt"/>
    </style:style>
    <style:style style:name="T180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P181" style:parent-style-name="Título2" style:family="paragraph">
      <style:text-properties style:font-name="Open Sans" fo:color="#222222" fo:font-size="14pt" style:font-size-asian="14pt" style:font-size-complex="14pt"/>
    </style:style>
    <style:style style:name="P182" style:parent-style-name="Textbody" style:family="paragraph">
      <style:paragraph-properties fo:widows="2" fo:orphans="2"/>
      <style:text-properties style:font-name="Open Sans" fo:color="#666666" fo:font-size="14pt" style:font-size-asian="14pt" style:font-size-complex="14pt"/>
    </style:style>
    <style:style style:name="P183" style:parent-style-name="Textbody" style:family="paragraph">
      <style:paragraph-properties fo:widows="2" fo:orphans="2"/>
    </style:style>
    <style:style style:name="P184" style:parent-style-name="Standard" style:family="paragraph">
      <style:paragraph-properties fo:widows="2" fo:orphans="2"/>
      <style:text-properties fo:color="#000000" fo:font-size="14pt" style:font-size-asian="14pt" style:font-size-complex="14pt" fo:language="en" fo:country="US"/>
    </style:style>
    <style:style style:name="S1" style:family="section">
      <style:section-properties fo:margin-left="0in" fo:margin-right="0in" style:writing-mode="lr-tb"/>
    </style:style>
    <style:style style:name="P185" style:parent-style-name="Standard" style:family="paragraph">
      <style:paragraph-properties fo:widows="2" fo:orphans="2"/>
      <style:text-properties fo:color="#000000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186" style:parent-style-name="Textbody" style:family="paragraph">
      <style:paragraph-properties fo:widows="2" fo:orphans="2"/>
    </style:style>
    <style:style style:name="P187" style:parent-style-name="Textbody" style:family="paragraph">
      <style:paragraph-properties fo:widows="2" fo:orphans="2"/>
    </style:style>
    <style:style style:name="P188" style:parent-style-name="Textbody" style:family="paragraph">
      <style:paragraph-properties fo:widows="2" fo:orphans="2"/>
    </style:style>
    <style:style style:name="T189" style:parent-style-name="StrongEmphasis" style:family="text">
      <style:text-properties style:font-name="inherit" fo:color="#000000" fo:font-size="14pt" style:font-size-asian="14pt" style:font-size-complex="14pt"/>
    </style:style>
    <style:style style:name="P190" style:parent-style-name="Textbody" style:family="paragraph">
      <style:paragraph-properties fo:widows="2" fo:orphans="2" fo:margin-bottom="0in" fo:margin-left="0in">
        <style:tab-stops/>
      </style:paragraph-properties>
    </style:style>
    <style:style style:name="T191" style:parent-style-name="StrongEmphasis" style:family="text">
      <style:text-properties style:font-name="inherit" fo:color="#000000" fo:font-size="14pt" style:font-size-asian="14pt" style:font-size-complex="14pt"/>
    </style:style>
    <style:style style:name="T192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T193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P194" style:parent-style-name="Textbody" style:family="paragraph">
      <style:paragraph-properties fo:widows="2" fo:orphans="2" fo:margin-bottom="0in" fo:margin-left="0in">
        <style:tab-stops/>
      </style:paragraph-properties>
    </style:style>
    <style:style style:name="T195" style:parent-style-name="StrongEmphasis" style:family="text">
      <style:text-properties style:font-name="inherit" fo:color="#000000" fo:font-size="14pt" style:font-size-asian="14pt" style:font-size-complex="14pt"/>
    </style:style>
    <style:style style:name="T196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P197" style:parent-style-name="Textbody" style:family="paragraph">
      <style:paragraph-properties fo:widows="2" fo:orphans="2" fo:margin-bottom="0in"/>
    </style:style>
    <style:style style:name="P198" style:parent-style-name="Textbody" style:family="paragraph">
      <style:paragraph-properties fo:widows="2" fo:orphans="2" fo:margin-bottom="0in"/>
    </style:style>
    <style:style style:name="P199" style:parent-style-name="Textbody" style:family="paragraph">
      <style:paragraph-properties fo:widows="2" fo:orphans="2" fo:margin-bottom="0in"/>
    </style:style>
    <style:style style:name="P200" style:parent-style-name="Standard" style:family="paragraph">
      <style:text-properties fo:font-size="14pt" style:font-size-asian="14pt" style:font-size-complex="14pt"/>
    </style:style>
    <style:style style:name="P201" style:parent-style-name="Standard" style:family="paragraph">
      <style:text-properties fo:font-size="14pt" style:font-size-asian="14pt" style:font-size-complex="14pt"/>
    </style:style>
    <style:style style:name="P202" style:parent-style-name="Standard" style:family="paragraph">
      <style:text-properties fo:font-size="14pt" style:font-size-asian="14pt" style:font-size-complex="14pt"/>
    </style:style>
    <style:style style:name="P203" style:parent-style-name="Standard" style:family="paragraph">
      <style:paragraph-properties fo:widows="2" fo:orphans="2"/>
    </style:style>
    <style:style style:name="T204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/>
    </style:style>
    <style:style style:name="T205" style:parent-style-name="Fuentedepárrafopredeter." style:family="text">
      <style:text-properties style:font-name="Consolas" style:font-name-asian="Consolas" style:font-name-complex="Consolas" fo:color="#000000"/>
    </style:style>
    <style:style style:name="P206" style:parent-style-name="Standard" style:family="paragraph">
      <style:paragraph-properties style:text-autospace="none"/>
      <style:text-properties style:font-name="Consolas" style:font-name-asian="Consolas" style:font-name-complex="Consolas"/>
    </style:style>
    <style:style style:name="P207" style:parent-style-name="Standard" style:family="paragraph">
      <style:paragraph-properties style:text-autospace="none"/>
    </style:style>
    <style:style style:name="T208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/>
    </style:style>
    <style:style style:name="T209" style:parent-style-name="Fuentedepárrafopredeter." style:family="text">
      <style:text-properties style:font-name="Consolas" style:font-name-asian="Consolas" style:font-name-complex="Consolas" fo:color="#000000"/>
    </style:style>
    <style:style style:name="T210" style:parent-style-name="Fuentedepárrafopredeter." style:family="text">
      <style:text-properties style:font-name="Consolas" style:font-name-asian="Consolas" style:font-name-complex="Consolas" fo:color="#000000"/>
    </style:style>
    <style:style style:name="P211" style:parent-style-name="Standard" style:family="paragraph">
      <style:paragraph-properties style:text-autospace="none"/>
    </style:style>
    <style:style style:name="T212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language="en" fo:country="US"/>
    </style:style>
    <style:style style:name="T213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214" style:parent-style-name="Fuentedepárrafopredeter." style:family="text">
      <style:text-properties style:font-name="Consolas" style:font-name-asian="Consolas" style:font-name-complex="Consolas" fo:color="#000000" style:text-underline-type="single" style:text-underline-style="solid" style:text-underline-width="auto" style:text-underline-mode="continuous" fo:language="en" fo:country="US"/>
    </style:style>
    <style:style style:name="T215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P216" style:parent-style-name="Standard" style:family="paragraph">
      <style:paragraph-properties style:text-autospace="none"/>
    </style:style>
    <style:style style:name="T217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language="en" fo:country="US"/>
    </style:style>
    <style:style style:name="T218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P219" style:parent-style-name="Standard" style:family="paragraph">
      <style:paragraph-properties style:text-autospace="none"/>
    </style:style>
    <style:style style:name="T220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language="en" fo:country="US"/>
    </style:style>
    <style:style style:name="T221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222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language="en" fo:country="US"/>
    </style:style>
    <style:style style:name="T223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224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language="en" fo:country="US"/>
    </style:style>
    <style:style style:name="T225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226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227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P228" style:parent-style-name="Standard" style:family="paragraph">
      <style:paragraph-properties style:text-autospace="none"/>
    </style:style>
    <style:style style:name="T229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230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231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232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language="en" fo:country="US"/>
    </style:style>
    <style:style style:name="T233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P234" style:parent-style-name="Standard" style:family="paragraph">
      <style:paragraph-properties style:text-autospace="none"/>
      <style:text-properties style:font-name="Consolas" style:font-name-asian="Consolas" style:font-name-complex="Consolas" fo:language="en" fo:country="US"/>
    </style:style>
    <style:style style:name="P235" style:parent-style-name="Standard" style:family="paragraph">
      <style:paragraph-properties style:text-autospace="none"/>
    </style:style>
    <style:style style:name="T236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237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238" style:parent-style-name="Fuentedepárrafopredeter." style:family="text">
      <style:text-properties style:font-name="Consolas" style:font-name-asian="Consolas" style:font-name-complex="Consolas" fo:color="#2A00FF" fo:language="en" fo:country="US"/>
    </style:style>
    <style:style style:name="T239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240" style:parent-style-name="Fuentedepárrafopredeter." style:family="text">
      <style:text-properties style:font-name="Consolas" style:font-name-asian="Consolas" style:font-name-complex="Consolas" fo:color="#2A00FF" fo:language="en" fo:country="US"/>
    </style:style>
    <style:style style:name="T241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P242" style:parent-style-name="Standard" style:family="paragraph">
      <style:paragraph-properties style:text-autospace="none"/>
    </style:style>
    <style:style style:name="T243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244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245" style:parent-style-name="Fuentedepárrafopredeter." style:family="text">
      <style:text-properties style:font-name="Consolas" style:font-name-asian="Consolas" style:font-name-complex="Consolas" fo:color="#2A00FF" fo:language="en" fo:country="US"/>
    </style:style>
    <style:style style:name="T246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247" style:parent-style-name="Fuentedepárrafopredeter." style:family="text">
      <style:text-properties style:font-name="Consolas" style:font-name-asian="Consolas" style:font-name-complex="Consolas" fo:color="#2A00FF" fo:language="en" fo:country="US"/>
    </style:style>
    <style:style style:name="T248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P249" style:parent-style-name="Standard" style:family="paragraph">
      <style:paragraph-properties style:text-autospace="none"/>
    </style:style>
    <style:style style:name="T250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251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252" style:parent-style-name="Fuentedepárrafopredeter." style:family="text">
      <style:text-properties style:font-name="Consolas" style:font-name-asian="Consolas" style:font-name-complex="Consolas" fo:color="#2A00FF" fo:language="en" fo:country="US"/>
    </style:style>
    <style:style style:name="T253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254" style:parent-style-name="Fuentedepárrafopredeter." style:family="text">
      <style:text-properties style:font-name="Consolas" style:font-name-asian="Consolas" style:font-name-complex="Consolas" fo:color="#2A00FF" fo:language="en" fo:country="US"/>
    </style:style>
    <style:style style:name="T255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P256" style:parent-style-name="Standard" style:family="paragraph">
      <style:paragraph-properties style:text-autospace="none"/>
    </style:style>
    <style:style style:name="T257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258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259" style:parent-style-name="Fuentedepárrafopredeter." style:family="text">
      <style:text-properties style:font-name="Consolas" style:font-name-asian="Consolas" style:font-name-complex="Consolas" fo:color="#2A00FF" fo:language="en" fo:country="US"/>
    </style:style>
    <style:style style:name="T260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261" style:parent-style-name="Fuentedepárrafopredeter." style:family="text">
      <style:text-properties style:font-name="Consolas" style:font-name-asian="Consolas" style:font-name-complex="Consolas" fo:color="#2A00FF" fo:language="en" fo:country="US"/>
    </style:style>
    <style:style style:name="T262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P263" style:parent-style-name="Standard" style:family="paragraph">
      <style:paragraph-properties style:text-autospace="none"/>
    </style:style>
    <style:style style:name="T264" style:parent-style-name="Fuentedepárrafopredeter." style:family="text">
      <style:text-properties style:font-name="Consolas" style:font-name-asian="Consolas" style:font-name-complex="Consolas" fo:color="#000000"/>
    </style:style>
    <style:style style:name="T265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/>
    </style:style>
    <style:style style:name="T266" style:parent-style-name="Fuentedepárrafopredeter." style:family="text">
      <style:text-properties style:font-name="Consolas" style:font-name-asian="Consolas" style:font-name-complex="Consolas" fo:color="#000000"/>
    </style:style>
    <style:style style:name="T267" style:parent-style-name="Fuentedepárrafopredeter." style:family="text">
      <style:text-properties style:font-name="Consolas" style:font-name-asian="Consolas" style:font-name-complex="Consolas" fo:color="#2A00FF"/>
    </style:style>
    <style:style style:name="T268" style:parent-style-name="Fuentedepárrafopredeter." style:family="text">
      <style:text-properties style:font-name="Consolas" style:font-name-asian="Consolas" style:font-name-complex="Consolas" fo:color="#000000"/>
    </style:style>
    <style:style style:name="P269" style:parent-style-name="Standard" style:family="paragraph">
      <style:paragraph-properties style:text-autospace="none"/>
    </style:style>
    <style:style style:name="T270" style:parent-style-name="Fuentedepárrafopredeter." style:family="text">
      <style:text-properties style:font-name="Consolas" style:font-name-asian="Consolas" style:font-name-complex="Consolas" fo:color="#000000"/>
    </style:style>
    <style:style style:name="T271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/>
    </style:style>
    <style:style style:name="T272" style:parent-style-name="Fuentedepárrafopredeter." style:family="text">
      <style:text-properties style:font-name="Consolas" style:font-name-asian="Consolas" style:font-name-complex="Consolas" fo:color="#000000"/>
    </style:style>
    <style:style style:name="T273" style:parent-style-name="Fuentedepárrafopredeter." style:family="text">
      <style:text-properties style:font-name="Consolas" style:font-name-asian="Consolas" style:font-name-complex="Consolas" fo:color="#6A3E3E"/>
    </style:style>
    <style:style style:name="T274" style:parent-style-name="Fuentedepárrafopredeter." style:family="text">
      <style:text-properties style:font-name="Consolas" style:font-name-asian="Consolas" style:font-name-complex="Consolas" fo:color="#000000"/>
    </style:style>
    <style:style style:name="P275" style:parent-style-name="Standard" style:family="paragraph">
      <style:paragraph-properties style:text-autospace="none"/>
      <style:text-properties style:font-name="Consolas" style:font-name-asian="Consolas" style:font-name-complex="Consolas" fo:color="#000000"/>
    </style:style>
    <style:style style:name="P276" style:parent-style-name="Standard" style:family="paragraph">
      <style:paragraph-properties style:text-autospace="none"/>
      <style:text-properties style:font-name="Consolas" style:font-name-asian="Consolas" style:font-name-complex="Consolas" fo:color="#000000"/>
    </style:style>
    <style:style style:name="P277" style:parent-style-name="Standard" style:family="paragraph">
      <style:paragraph-properties fo:widows="2" fo:orphans="2"/>
      <style:text-properties fo:color="#000000" fo:font-size="14pt" style:font-size-asian="14pt" style:font-size-complex="14pt"/>
    </style:style>
    <style:style style:name="P278" style:parent-style-name="Standard" style:family="paragraph">
      <style:paragraph-properties fo:widows="2" fo:orphans="2"/>
      <style:text-properties fo:color="#000000" fo:font-size="14pt" style:font-size-asian="14pt" style:font-size-complex="14pt"/>
    </style:style>
    <style:style style:name="P279" style:parent-style-name="Standard" style:family="paragraph">
      <style:paragraph-properties fo:widows="2" fo:orphans="2"/>
      <style:text-properties fo:color="#000000" fo:font-size="14pt" style:font-size-asian="14pt" style:font-size-complex="14pt"/>
    </style:style>
    <style:style style:name="P280" style:parent-style-name="Standard" style:family="paragraph">
      <style:paragraph-properties fo:widows="2" fo:orphans="2"/>
      <style:text-properties fo:color="#000000" fo:font-size="14pt" style:font-size-asian="14pt" style:font-size-complex="14pt"/>
    </style:style>
    <style:style style:name="P281" style:parent-style-name="Standard" style:family="paragraph">
      <style:paragraph-properties fo:widows="2" fo:orphans="2"/>
      <style:text-properties fo:color="#000000" fo:font-size="14pt" style:font-size-asian="14pt" style:font-size-complex="14pt"/>
    </style:style>
    <style:style style:name="P282" style:parent-style-name="Standard" style:family="paragraph">
      <style:paragraph-properties fo:widows="2" fo:orphans="2"/>
    </style:style>
    <style:style style:name="T283" style:parent-style-name="Fuentedepárrafopredeter." style:family="text">
      <style:text-properties fo:color="#000000" fo:font-size="14pt" style:font-size-asian="14pt" style:font-size-complex="14pt"/>
    </style:style>
    <style:style style:name="T284" style:parent-style-name="Fuentedepárrafopredeter." style:family="text">
      <style:text-properties fo:color="#000000" fo:font-size="14pt" style:font-size-asian="14pt" style:font-size-complex="14pt" fo:language="en" fo:country="US"/>
    </style:style>
    <style:style style:name="P285" style:parent-style-name="Standard" style:family="paragraph">
      <style:paragraph-properties fo:widows="2" fo:orphans="2"/>
      <style:text-properties fo:color="#000000" fo:font-size="14pt" style:font-size-asian="14pt" style:font-size-complex="14pt" fo:language="en" fo:country="US"/>
    </style:style>
    <style:style style:name="P286" style:parent-style-name="Standard" style:family="paragraph">
      <style:paragraph-properties fo:widows="2" fo:orphans="2"/>
    </style:style>
    <style:style style:name="T287" style:parent-style-name="Fuentedepárrafopredeter." style:family="text">
      <style:text-properties fo:color="#000000" fo:font-size="14pt" style:font-size-asian="14pt" style:font-size-complex="14pt" fo:language="en" fo:country="US"/>
    </style:style>
    <style:style style:name="T288" style:parent-style-name="Fuentedepárrafopredeter." style:family="text">
      <style:text-properties fo:color="#000000" fo:font-size="14pt" style:font-size-asian="14pt" style:font-size-complex="14pt"/>
    </style:style>
    <style:style style:name="P289" style:parent-style-name="Standard" style:family="paragraph">
      <style:paragraph-properties fo:widows="2" fo:orphans="2"/>
      <style:text-properties fo:color="#000000" fo:font-size="14pt" style:font-size-asian="14pt" style:font-size-complex="14pt"/>
    </style:style>
    <style:style style:name="P290" style:parent-style-name="Standard" style:family="paragraph">
      <style:paragraph-properties fo:widows="2" fo:orphans="2"/>
    </style:style>
    <style:style style:name="T291" style:parent-style-name="Fuentedepárrafopredeter." style:family="text">
      <style:text-properties fo:color="#000000" fo:font-size="14pt" style:font-size-asian="14pt" style:font-size-complex="14pt"/>
    </style:style>
    <style:style style:name="T292" style:parent-style-name="Fuentedepárrafopredeter." style:family="text">
      <style:text-properties fo:color="#000000" fo:font-size="14pt" style:font-size-asian="14pt" style:font-size-complex="14pt" fo:language="en" fo:country="US"/>
    </style:style>
    <style:style style:name="P293" style:parent-style-name="Standard" style:family="paragraph">
      <style:paragraph-properties fo:widows="2" fo:orphans="2"/>
      <style:text-properties fo:color="#000000" fo:font-size="14pt" style:font-size-asian="14pt" style:font-size-complex="14pt" fo:language="en" fo:country="US"/>
    </style:style>
    <style:style style:name="P294" style:parent-style-name="Standard" style:family="paragraph">
      <style:paragraph-properties fo:widows="2" fo:orphans="2"/>
      <style:text-properties fo:color="#000000" fo:font-size="14pt" style:font-size-asian="14pt" style:font-size-complex="14pt" fo:language="en" fo:country="US"/>
    </style:style>
    <style:style style:name="P295" style:parent-style-name="Standard" style:family="paragraph">
      <style:paragraph-properties fo:widows="2" fo:orphans="2"/>
      <style:text-properties fo:color="#000000" fo:font-size="14pt" style:font-size-asian="14pt" style:font-size-complex="14pt" fo:language="en" fo:country="US"/>
    </style:style>
    <style:style style:name="P296" style:parent-style-name="Standard" style:family="paragraph">
      <style:paragraph-properties fo:widows="2" fo:orphans="2"/>
      <style:text-properties fo:color="#000000" fo:font-size="14pt" style:font-size-asian="14pt" style:font-size-complex="14pt" fo:language="en" fo:country="US"/>
    </style:style>
    <style:style style:name="P297" style:parent-style-name="Standard" style:family="paragraph">
      <style:paragraph-properties fo:widows="2" fo:orphans="2"/>
      <style:text-properties fo:color="#000000" fo:font-size="14pt" style:font-size-asian="14pt" style:font-size-complex="14pt" fo:language="en" fo:country="US"/>
    </style:style>
    <style:style style:name="P298" style:parent-style-name="Standard" style:family="paragraph">
      <style:paragraph-properties fo:widows="2" fo:orphans="2"/>
      <style:text-properties fo:color="#000000" fo:font-size="14pt" style:font-size-asian="14pt" style:font-size-complex="14pt" fo:language="en" fo:country="US"/>
    </style:style>
    <style:style style:name="P299" style:parent-style-name="Standard" style:family="paragraph">
      <style:paragraph-properties fo:widows="2" fo:orphans="2"/>
    </style:style>
    <style:style style:name="T300" style:parent-style-name="Fuentedepárrafopredeter." style:family="text">
      <style:text-properties fo:color="#000000" fo:font-size="14pt" style:font-size-asian="14pt" style:font-size-complex="14pt" fo:language="en" fo:country="US"/>
    </style:style>
    <style:style style:name="T301" style:parent-style-name="Fuentedepárrafopredeter." style:family="text">
      <style:text-properties fo:color="#000000" fo:font-size="14pt" style:font-size-asian="14pt" style:font-size-complex="14pt"/>
    </style:style>
    <style:style style:name="P302" style:parent-style-name="Standard" style:family="paragraph">
      <style:paragraph-properties fo:widows="2" fo:orphans="2"/>
      <style:text-properties fo:color="#000000" fo:font-size="14pt" style:font-size-asian="14pt" style:font-size-complex="14pt"/>
    </style:style>
    <style:style style:name="P303" style:parent-style-name="Standard" style:family="paragraph">
      <style:paragraph-properties fo:widows="2" fo:orphans="2"/>
      <style:text-properties fo:color="#000000" fo:font-size="14pt" style:font-size-asian="14pt" style:font-size-complex="14pt"/>
    </style:style>
    <style:style style:name="P304" style:parent-style-name="Standard" style:family="paragraph">
      <style:paragraph-properties fo:widows="2" fo:orphans="2"/>
      <style:text-properties fo:color="#000000" fo:font-size="14pt" style:font-size-asian="14pt" style:font-size-complex="14pt"/>
    </style:style>
    <style:style style:name="P305" style:parent-style-name="Standard" style:family="paragraph">
      <style:paragraph-properties fo:widows="2" fo:orphans="2"/>
      <style:text-properties fo:color="#000000" fo:font-size="14pt" style:font-size-asian="14pt" style:font-size-complex="14pt"/>
    </style:style>
    <style:style style:name="P306" style:parent-style-name="Título2" style:family="paragraph">
      <style:text-properties style:font-name="Open Sans" fo:color="#222222" fo:font-size="14pt" style:font-size-asian="14pt" style:font-size-complex="14pt"/>
    </style:style>
    <style:style style:name="P307" style:parent-style-name="Textbody" style:family="paragraph">
      <style:paragraph-properties fo:widows="2" fo:orphans="2" fo:margin-bottom="0in"/>
    </style:style>
    <style:style style:name="T308" style:parent-style-name="Énfasis" style:family="text">
      <style:text-properties fo:color="#000000" fo:font-size="14pt" style:font-size-asian="14pt" style:font-size-complex="14pt"/>
    </style:style>
    <style:style style:name="T309" style:parent-style-name="Énfasis" style:family="text">
      <style:text-properties style:font-name="inherit" fo:font-weight="bold" style:font-weight-asian="bold" fo:color="#000000" fo:font-size="14pt" style:font-size-asian="14pt" style:font-size-complex="14pt"/>
    </style:style>
    <style:style style:name="T310" style:parent-style-name="Énfasis" style:family="text">
      <style:text-properties style:font-name="inherit" fo:font-weight="bold" style:font-weight-asian="bold" fo:color="#000000" fo:font-size="14pt" style:font-size-asian="14pt" style:font-size-complex="14pt"/>
    </style:style>
    <style:style style:name="P311" style:parent-style-name="Textbody" style:family="paragraph">
      <style:paragraph-properties fo:widows="2" fo:orphans="2"/>
      <style:text-properties style:font-name="Open Sans" fo:color="#666666" fo:font-size="14pt" style:font-size-asian="14pt" style:font-size-complex="14pt"/>
    </style:style>
    <style:style style:name="P312" style:parent-style-name="Textbody" style:family="paragraph">
      <style:paragraph-properties fo:widows="2" fo:orphans="2" fo:margin-bottom="0in"/>
    </style:style>
    <style:style style:name="T313" style:parent-style-name="Énfasis" style:family="text">
      <style:text-properties style:font-name="inherit" fo:font-weight="bold" style:font-weight-asian="bold" fo:color="#000000" fo:font-size="14pt" style:font-size-asian="14pt" style:font-size-complex="14pt"/>
    </style:style>
    <style:style style:name="P314" style:parent-style-name="Textbody" style:family="paragraph">
      <style:paragraph-properties fo:widows="2" fo:orphans="2" fo:margin-bottom="0in"/>
    </style:style>
    <style:style style:name="T315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T316" style:parent-style-name="StrongEmphasis" style:family="text">
      <style:text-properties style:font-name="inherit" fo:color="#000000" fo:font-size="14pt" style:font-size-asian="14pt" style:font-size-complex="14pt"/>
    </style:style>
    <style:style style:name="T317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T318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P319" style:parent-style-name="Textbody" style:family="paragraph">
      <style:paragraph-properties fo:widows="2" fo:orphans="2" fo:margin-bottom="0in"/>
    </style:style>
    <style:style style:name="T320" style:parent-style-name="StrongEmphasis" style:family="text">
      <style:text-properties style:font-name="inherit" fo:color="#000000" fo:font-size="14pt" style:font-size-asian="14pt" style:font-size-complex="14pt" fo:language="en" fo:country="US"/>
    </style:style>
    <style:style style:name="P321" style:parent-style-name="Textbody" style:family="paragraph">
      <style:paragraph-properties fo:widows="2" fo:orphans="2" fo:margin-bottom="0in"/>
    </style:style>
    <style:style style:name="T322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T323" style:parent-style-name="StrongEmphasis" style:family="text">
      <style:text-properties style:font-name="Open Sans" fo:font-weight="normal" style:font-weight-asian="normal" fo:color="#000000" fo:font-size="14pt" style:font-size-asian="14pt" style:font-size-complex="14pt"/>
    </style:style>
    <style:style style:name="T324" style:parent-style-name="StrongEmphasis" style:family="text">
      <style:text-properties style:font-name="inherit" fo:color="#000000" fo:font-size="14pt" style:font-size-asian="14pt" style:font-size-complex="14pt"/>
    </style:style>
    <style:style style:name="T325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T326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T327" style:parent-style-name="StrongEmphasis" style:family="text">
      <style:text-properties style:font-name="inherit" fo:color="#000000" fo:font-size="14pt" style:font-size-asian="14pt" style:font-size-complex="14pt"/>
    </style:style>
    <style:style style:name="P328" style:parent-style-name="Textbody" style:family="paragraph">
      <style:paragraph-properties fo:widows="2" fo:orphans="2" fo:margin-bottom="0in"/>
    </style:style>
    <style:style style:name="T329" style:parent-style-name="Énfasis" style:family="text">
      <style:text-properties style:font-name="inherit" fo:font-weight="bold" style:font-weight-asian="bold" fo:color="#000000" fo:font-size="14pt" style:font-size-asian="14pt" style:font-size-complex="14pt"/>
    </style:style>
    <style:style style:name="P330" style:parent-style-name="Textbody" style:family="paragraph">
      <style:paragraph-properties fo:widows="2" fo:orphans="2" fo:margin-bottom="0in"/>
    </style:style>
    <style:style style:name="T331" style:parent-style-name="StrongEmphasis" style:family="text">
      <style:text-properties style:font-name="inherit" fo:color="#000000" fo:font-size="14pt" style:font-size-asian="14pt" style:font-size-complex="14pt"/>
    </style:style>
    <style:style style:name="T332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T333" style:parent-style-name="Fuentedepárrafopredeter." style:family="text">
      <style:text-properties style:font-name="Open Sans" fo:color="#666666" fo:font-size="14pt" style:font-size-asian="14pt" style:font-size-complex="14pt"/>
    </style:style>
    <style:style style:name="P334" style:parent-style-name="Textbody" style:family="paragraph">
      <style:paragraph-properties fo:widows="2" fo:orphans="2" fo:margin-bottom="0in"/>
    </style:style>
    <style:style style:name="T335" style:parent-style-name="Énfasis" style:family="text">
      <style:text-properties style:font-name="inherit" fo:font-weight="bold" style:font-weight-asian="bold" fo:color="#000000" fo:font-size="14pt" style:font-size-asian="14pt" style:font-size-complex="14pt"/>
    </style:style>
    <style:style style:name="P336" style:parent-style-name="Textbody" style:family="paragraph">
      <style:paragraph-properties fo:widows="2" fo:orphans="2" fo:margin-bottom="0in"/>
      <style:text-properties style:font-name="Open Sans" fo:color="#666666" fo:font-size="14pt" style:font-size-asian="14pt" style:font-size-complex="14pt"/>
    </style:style>
    <style:style style:name="T337" style:parent-style-name="Fuentedepárrafopredeter." style:family="text">
      <style:text-properties fo:font-weight="bold" style:font-weight-asian="bold" fo:font-size="20pt" style:font-size-asian="20pt" style:font-size-complex="14pt" fo:background-color="#FFFF00"/>
    </style:style>
    <style:style style:name="T338" style:parent-style-name="Fuentedepárrafopredeter." style:family="text">
      <style:text-properties fo:font-weight="bold" style:font-weight-asian="bold" fo:font-size="20pt" style:font-size-asian="20pt" style:font-size-complex="14pt"/>
    </style:style>
    <style:style style:name="P339" style:parent-style-name="Standard" style:family="paragraph">
      <style:text-properties fo:font-size="14pt" style:font-size-asian="14pt" style:font-size-complex="14pt"/>
    </style:style>
    <style:style style:name="P340" style:parent-style-name="Standard" style:family="paragraph">
      <style:text-properties fo:font-size="14pt" style:font-size-asian="14pt" style:font-size-complex="14pt"/>
    </style:style>
    <style:style style:name="P341" style:parent-style-name="Normal" style:family="paragraph">
      <style:paragraph-properties fo:widows="2" fo:orphans="2" style:text-autospace="none" style:vertical-align="auto"/>
      <style:text-properties style:font-name="Monaco" style:font-name-complex="Monaco" style:letter-kerning="false" fo:font-size="11pt" style:font-size-asian="11pt" style:font-size-complex="11pt" fo:language="en" fo:country="US" style:language-complex="ar" style:country-complex="SA" fo:hyphenate="true"/>
    </style:style>
    <style:style style:name="P342" style:parent-style-name="Normal" style:family="paragraph">
      <style:paragraph-properties fo:widows="2" fo:orphans="2" style:text-autospace="none" style:vertical-align="auto" fo:text-indent="0.4923in"/>
      <style:text-properties style:font-name="Monaco" style:font-name-complex="Monaco" style:letter-kerning="false" fo:font-size="11pt" style:font-size-asian="11pt" style:font-size-complex="11pt" fo:language="en" fo:country="US" style:language-complex="ar" style:country-complex="SA" fo:hyphenate="true"/>
    </style:style>
    <style:style style:name="P343" style:parent-style-name="Standard" style:family="paragraph">
      <style:text-properties style:font-name="Monaco" style:font-name-complex="Monaco" style:letter-kerning="false" fo:font-size="11pt" style:font-size-asian="11pt" style:font-size-complex="11pt" style:language-complex="ar" style:country-complex="SA"/>
    </style:style>
    <style:style style:name="T344" style:parent-style-name="Fuentedepárrafopredeter." style:family="text">
      <style:text-properties style:font-name="Monaco" style:font-name-complex="Monaco" style:letter-kerning="false" fo:font-size="11pt" style:font-size-asian="11pt" style:font-size-complex="11pt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Colecciones: la clase</text:p>
      <text:p text:style-name="P2"/>
      <text:p text:style-name="P3">Una colección en Java es una estructura de datos que permite almacenar muchos valores del mismo tipo; por tanto, conceptualmente es prácticamente igual que un</text:p>
      <text:p text:style-name="P4">array</text:p>
      <text:p text:style-name="P5">.Según el uso y según si se permiten o no<text:s/>repeticiones, Java dispone de un amplio catálogo de colecciones:</text:p>
      <text:p text:style-name="P6"><text:s/>ArrayList HashSet etc</text:p>
      <text:p text:style-name="P7">Ordenación de un ArrayList</text:p>
      <text:p text:style-name="P8">Los elementos de una lista se pueden ordenar con el método sort</text:p>
      <text:p text:style-name="P9">El formato es elsiguiente:</text:p>
      <text:p text:style-name="P10"><text:s/>Collections.sort(lista);</text:p>
      <text:p text:style-name="P11">Observa que <text:s/>sort es un<text:s/>método de clase que está definido en <text:s/>Collections</text:p>
      <text:p text:style-name="P12">Para poder utilizar este método es necesario incluir import java.util.Collections</text:p>
      <text:p text:style-name="P13">Para poder ordenar objetos y dado que un objeto tendrá varias propiedades, <text:s/>tenemos que redefinir la clase</text:p>
      <text:p text:style-name="Standard"><text:span text:style-name="T14">public class</text:span><text:span text:style-name="T15"><text:s/></text:span><text:span text:style-name="T16">Clas</text:span><text:span text:style-name="T17">e</text:span><text:span text:style-name="T18"><text:s/></text:span><text:span text:style-name="T19">implements</text:span><text:span text:style-name="T20"><text:s/></text:span><text:span text:style-name="T21">Comparable</text:span><text:span text:style-name="T22">&lt;Clase&gt;</text:span></text:p>
      <text:p text:style-name="P23"/>
      <text:p text:style-name="Standard"><text:span text:style-name="T24">public<text:s/></text:span><text:span text:style-name="T25">int</text:span><text:span text:style-name="T26"><text:s/></text:span><text:span text:style-name="T27">compareTo</text:span><text:span text:style-name="T28">(Clase<text:s/></text:span><text:span text:style-name="T29">g</text:span><text:span text:style-name="T30">){</text:span></text:p>
      <text:p text:style-name="P31"><text:span text:style-name="T32">return</text:span><text:span text:style-name="T33">(<text:s/></text:span><text:span text:style-name="T34">this</text:span><text:span text:style-name="T35">.</text:span><text:span text:style-name="T36">propiedad</text:span><text:span text:style-name="T37">).</text:span><text:span text:style-name="T38">compareTo</text:span><text:span text:style-name="T39">(</text:span><text:span text:style-name="T40">g</text:span><text:span text:style-name="T41">.</text:span><text:span text:style-name="T42">getPropiedad</text:span><text:span text:style-name="T43">());</text:span><text:span text:style-name="T44">}</text:span></text:p>
      <text:p text:style-name="P45"/>
      <text:p text:style-name="Textbody"><text:span text:style-name="T46">-</text:span><text:span text:style-name="T47">Diccionarios</text:span></text:p>
      <text:h text:style-name="P48" text:outline-level="3">1.Hashmap</text:h>
      <text:h text:style-name="P49" text:outline-level="3">¿Qué es Hashmap en Java?</text:h>
      <text:p text:style-name="P50"><text:span text:style-name="T51">Un HashMap básicamente designa<text:s/></text:span><text:span text:style-name="T52">claves únicas<text:s/></text:span><text:span text:style-name="T53">para los<text:s/></text:span><text:span text:style-name="T54">valores</text:span><text:span text:style-name="T55"><text:s/></text:span><text:span text:style-name="T56">correspondientes y recuperables en cualquier punto dado.</text:span></text:p>
      <text:p text:style-name="P57"><text:span text:style-name="T58">Esta estructura de datos también es conocida en otros lenguajes de programación como "Diccionarios"</text:span></text:p>
      <text:soft-page-break/>
      <text:p text:style-name="Standard"><text:span text:style-name="T59"><draw:frame draw:style-name="a0" draw:name="gráficos1" text:anchor-type="as-char" svg:x="0in" svg:y="0in" svg:width="6.1874in" svg:height="4.0937in" style:rel-width="scale" style:rel-height="scale"><draw:image xlink:href="https://guru99.es/wp-content/uploads/2018/03/a25_2.jpg" xlink:type="simple" xlink:show="embed" xlink:actuate="onLoad"/><svg:title/><svg:desc/></draw:frame></text:span></text:p>
      <text:h text:style-name="P60" text:outline-level="2">// Declaración de un Map (un HashMap) con clave "Integer" y Valor "String".</text:h>
      <text:h text:style-name="P61" text:outline-level="2"><text:s/>Las claves pueden ser de cualquier tipo de objetos, aunque los más utilizados como clave son los objetos predefinidos de Java como String, Integer, Double .</text:h>
      <text:h text:style-name="Título2" text:outline-level="2"><text:span text:style-name="T62">los Map no permiten datos atómicos, usar envolventes</text:span></text:h>
      <text:p text:style-name="P63">Map&lt;Integer, String&gt; nombreMap = new HashMap&lt;Integer, String&gt;();</text:p>
      <text:p text:style-name="P64">nombreMap.size(); // Devuelve el numero de elementos del Map</text:p>
      <text:p text:style-name="P65">nombreMap.isEmpty(); // Devuelve true si no hay elementos en el Map y false si si los hay</text:p>
      <text:p text:style-name="P66">nombreMap.put(K clave, V valor); // Añade un elemento al Map</text:p>
      <text:p text:style-name="P67">nombreMap.get(K clave); // Devuelve el objeto<text:s/>que se pasa como clave <text:s/>o 'null' si la clave no existe</text:p>
      <text:p text:style-name="P68">nombreMap.clear(); // Borra todos los componentes del Map</text:p>
      <text:p text:style-name="P69">nombreMap.remove(K clave); // Borra el par clave/valor de la clave que se le pasa como parámetro</text:p>
      <text:p text:style-name="P70">nombreMap.containsKey(K clave); // Devuelve true si en el map hay una clave que coincide con K</text:p>
      <text:soft-page-break/>
      <text:p text:style-name="P71">nombreMap.containsValue(V valor); // Devuelve true si en el map hay un Valor que coincide con V</text:p>
      <text:p text:style-name="P72">nombreMap.values(); // Devuelve una "Collection" con los valores del Map</text:p>
      <text:p text:style-name="P73">‘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soft-page-break/>
      <text:p text:style-name="P99"><text:span text:style-name="T100">Los<text:s/></text:span><text:span text:style-name="T101">métodos más usados y su función</text:span><text:span text:style-name="T102"><text:s/>son:</text:span></text:p>
      <table:table table:style-name="Table103">
        <table:table-columns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Método</text:p>
          </table:table-cell>
          <table:table-cell table:style-name="TableCell109">
            <text:p text:style-name="P110">Función</text:p>
          </table:table-cell>
        </table:table-row>
        <table:table-row table:style-name="TableRow111">
          <table:table-cell table:style-name="TableCell112">
            <text:p text:style-name="P113">nombreMap.size()</text:p>
          </table:table-cell>
          <table:table-cell table:style-name="TableCell114">
            <text:p text:style-name="P115">Devuelve el número de elementos del Map.</text:p>
          </table:table-cell>
        </table:table-row>
        <table:table-row table:style-name="TableRow116">
          <table:table-cell table:style-name="TableCell117">
            <text:p text:style-name="P118">nombreMap.isEmpty()</text:p>
          </table:table-cell>
          <table:table-cell table:style-name="TableCell119">
            <text:p text:style-name="P120">Devuelve true si no hay elementos en el Map y false si sí los hay.</text:p>
          </table:table-cell>
        </table:table-row>
        <table:table-row table:style-name="TableRow121">
          <table:table-cell table:style-name="TableCell122">
            <text:p text:style-name="P123">nombreMap.put(K clave, V valor)</text:p>
          </table:table-cell>
          <table:table-cell table:style-name="TableCell124">
            <text:p text:style-name="P125">Añade un<text:s/>elemento al Map.</text:p>
          </table:table-cell>
        </table:table-row>
        <table:table-row table:style-name="TableRow126">
          <table:table-cell table:style-name="TableCell127">
            <text:p text:style-name="P128">nombreMap.get(K clave)</text:p>
          </table:table-cell>
          <table:table-cell table:style-name="TableCell129">
            <text:p text:style-name="P130">Devuelve el valor de la clave que se le pasa como parámetro o 'null' si la clave no existe.</text:p>
          </table:table-cell>
        </table:table-row>
        <table:table-row table:style-name="TableRow131">
          <table:table-cell table:style-name="TableCell132">
            <text:p text:style-name="P133">nombreMap.clear();</text:p>
          </table:table-cell>
          <table:table-cell table:style-name="TableCell134">
            <text:p text:style-name="P135">Borra todos los componentes del Map.</text:p>
          </table:table-cell>
        </table:table-row>
        <table:table-row table:style-name="TableRow136">
          <table:table-cell table:style-name="TableCell137">
            <text:p text:style-name="P138">nombreMap.remove(K clave)</text:p>
          </table:table-cell>
          <table:table-cell table:style-name="TableCell139">
            <text:p text:style-name="P140">Borra el par clave/valor de la<text:s/>clave que se le pasa como parámetro.</text:p>
          </table:table-cell>
        </table:table-row>
        <table:table-row table:style-name="TableRow141">
          <table:table-cell table:style-name="TableCell142">
            <text:p text:style-name="P143">nombreMap.containsKey(K clave)</text:p>
          </table:table-cell>
          <table:table-cell table:style-name="TableCell144">
            <text:p text:style-name="P145">Devuelve true si en el map hay una clave que coincide con K.</text:p>
          </table:table-cell>
        </table:table-row>
        <table:table-row table:style-name="TableRow146">
          <table:table-cell table:style-name="TableCell147">
            <text:p text:style-name="P148">nombreMap.containsValue(V valor)</text:p>
          </table:table-cell>
          <table:table-cell table:style-name="TableCell149">
            <text:p text:style-name="P150">Devuelve true si en el map hay un Valor que coincide con V.</text:p>
          </table:table-cell>
        </table:table-row>
        <table:table-row table:style-name="TableRow151">
          <table:table-cell table:style-name="TableCell152">
            <text:p text:style-name="P153">nombreMap.values()</text:p>
          </table:table-cell>
          <table:table-cell table:style-name="TableCell154">
            <text:p text:style-name="P155">Devuelve una<text:s/>"Collection" con los valores del Map.</text:p>
          </table:table-cell>
        </table:table-row>
      </table:table>
      <text:p text:style-name="P156"/>
      <text:h text:style-name="P157" text:outline-level="2">Características de Java Hashmap</text:h>
      <text:p text:style-name="P158"><text:span text:style-name="T159">a) Los<text:s/></text:span><text:span text:style-name="T160">valores<text:s/></text:span><text:span text:style-name="T161">se pueden almacenar en un mapa formando un par<text:s/></text:span><text:span text:style-name="T162">clave-valor</text:span><text:span text:style-name="T163">. El valor se puede recuperar usando la clave pasándola al método correcto.</text:span></text:p>
      <text:p text:style-name="P164"><text:span text:style-name="T165">b) Si<text:s/></text:span><text:span text:style-name="T166">no</text:span><text:span text:style-name="T167"><text:s/>existe<text:s/></text:span><text:span text:style-name="T168">ningún<text:s/></text:span><text:span text:style-name="T169">elemento</text:span><text:span text:style-name="T170"><text:s/>en el Mapa, arrojará una ‘<text:s/></text:span><text:span text:style-name="T171">NoSuchElementException’</text:span><text:span text:style-name="T172"><text:s/>.</text:span></text:p>
      <text:p text:style-name="P173"><text:span text:style-name="T174">c) HashMap<text:s/></text:span><text:span text:style-name="T175">almacena solo</text:span><text:span text:style-name="T176"><text:s text:c="2"/></text:span><text:span text:style-name="T177">referencias de objetos</text:span><text:span text:style-name="T178"><text:s/>. Por eso, es imposible utilizar<text:s/></text:span><text:span text:style-name="T179">tipos de datos primitivos</text:span><text:span text:style-name="T180"><text:s/>como double o int. Utilice la clase wrapper (como Integer o Double) en su lugar.</text:span></text:p>
      <text:soft-page-break/>
      <text:h text:style-name="P181" text:outline-level="2">Uso de HashMaps en programas Java:</text:h>
      <text:p text:style-name="P182">Las siguientes son las dos formas de declarar un mapa hash:</text:p>
      <text:p text:style-name="P183"/>
      <text:p text:style-name="P184">HashMap &lt;String, Object&gt; <text:s/>map = new HashMap &lt;String, Object&gt; ();</text:p>
      <text:section text:name="Sect1" text:style-name="S1">
        <text:p text:style-name="P185">HashMap x = new HashMap ();</text:p>
      </text:section>
      <text:section text:name="Sect2" text:style-name="S2">
        <text:p text:style-name="P186"/>
        <text:p text:style-name="P187"/>
        <text:p text:style-name="P188"><text:span text:style-name="T189">Métodos importantes de Hashmap</text:span></text:p>
        <text:list text:style-name="LFO1" text:continue-numbering="true">
          <text:list-item>
            <text:p text:style-name="P190"><text:span text:style-name="T191">get (Object KEY)</text:span><text:span text:style-name="T192"><text:s/>– Esto<text:s/></text:span><text:span text:style-name="T193">devolverá el valor asociado con una clave especificada en este hashmap de Java.</text:span></text:p>
          </text:list-item>
          <text:list-item>
            <text:p text:style-name="P194"><text:span text:style-name="T195">put (Object KEY, String VALUE)</text:span><text:span text:style-name="T196"><text:s/>– Este método almacena el valor especificado y lo asocia con la clave especificada en este mapa.\</text:span></text:p>
          </text:list-item>
        </text:list>
        <text:p text:style-name="P197"/>
        <text:p text:style-name="P198"/>
        <text:p text:style-name="P199"/>
        <text:p text:style-name="P200">Ejemplo:</text:p>
        <text:p text:style-name="P201"/>
        <text:p text:style-name="P202"/>
        <text:p text:style-name="P203"><text:span text:style-name="T204">package</text:span><text:span text:style-name="T205"><text:s/>colecciones;</text:span></text:p>
        <text:p text:style-name="P206"/>
        <text:p text:style-name="P207"><text:span text:style-name="T208">import</text:span><text:span text:style-name="T209"><text:s/>java</text:span><text:span text:style-name="T210">.util.HashMap;</text:span></text:p>
        <text:p text:style-name="P211"><text:span text:style-name="T212">import</text:span><text:span text:style-name="T213"><text:s/></text:span><text:span text:style-name="T214">java.util.Map</text:span><text:span text:style-name="T215">;</text:span></text:p>
        <text:p text:style-name="P216"><text:span text:style-name="T217">class</text:span><text:span text:style-name="T218"><text:s text:c="3"/>pruebaMap {</text:span></text:p>
        <text:p text:style-name="P219"><text:span text:style-name="T220">public</text:span><text:span text:style-name="T221"><text:s/></text:span><text:span text:style-name="T222">static</text:span><text:span text:style-name="T223"><text:s/></text:span><text:span text:style-name="T224">void</text:span><text:span text:style-name="T225"><text:s/>main(String[]<text:s/></text:span><text:span text:style-name="T226">args</text:span><text:span text:style-name="T227">) { <text:s text:c="2"/></text:span></text:p>
        <text:p text:style-name="P228"><text:span text:style-name="T229">HashMap &lt;String, String&gt; <text:s/></text:span><text:span text:style-name="T230">objMap</text:span><text:span text:style-name="T231"><text:s/>=<text:s/></text:span><text:span text:style-name="T232">new</text:span><text:span text:style-name="T233"><text:s/>HashMap &lt;String, String&gt; ();</text:span></text:p>
        <text:p text:style-name="P234"/>
        <text:p text:style-name="P235"><text:span text:style-name="T236">objMap</text:span><text:span text:style-name="T237">.put(</text:span><text:span text:style-name="T238">"Nombre"</text:span><text:span text:style-name="T239">,<text:s/></text:span><text:span text:style-name="T240">"Suzuki"</text:span><text:span text:style-name="T241">); <text:s text:c="2"/></text:span></text:p>
        <text:p text:style-name="P242"><text:span text:style-name="T243">objMap</text:span><text:span text:style-name="T244">.put(</text:span><text:span text:style-name="T245">"Potencia"</text:span><text:span text:style-name="T246">,<text:s/></text:span><text:span text:style-name="T247">"220"</text:span><text:span text:style-name="T248">); <text:s text:c="2"/></text:span></text:p>
        <text:p text:style-name="P249"><text:span text:style-name="T250">objMap</text:span><text:span text:style-name="T251">.put(</text:span><text:span text:style-name="T252">"Tipo"</text:span><text:span text:style-name="T253">,<text:s/></text:span><text:span text:style-name="T254">"2-wheeler"</text:span><text:span text:style-name="T255">); <text:s text:c="2"/></text:span></text:p>
        <text:p text:style-name="P256"><text:span text:style-name="T257">objMap</text:span><text:span text:style-name="T258">.put(</text:span><text:span text:style-name="T259">"Precio"</text:span><text:span text:style-name="T260">,<text:s/></text:span><text:span text:style-name="T261">"85000"</text:span><text:span text:style-name="T262">); <text:s text:c="2"/></text:span></text:p>
        <text:p text:style-name="P263"><text:span text:style-name="T264">System.</text:span><text:span text:style-name="T265">out</text:span><text:span text:style-name="T266">.println(</text:span><text:span text:style-name="T267">"Elementos del mapa:"</text:span><text:span text:style-name="T268">); <text:s text:c="2"/></text:span></text:p>
        <text:p text:style-name="P269"><text:span text:style-name="T270">System.</text:span><text:span text:style-name="T271">out</text:span><text:span text:style-name="T272">.println(</text:span><text:span text:style-name="T273">objMap</text:span><text:span text:style-name="T274">);</text:span></text:p>
        <text:p text:style-name="P275">}</text:p>
        <text:p text:style-name="P276">}</text:p>
        <text:p text:style-name="P277"/>
        <text:p text:style-name="P278"/>
        <text:p text:style-name="P279">otro ejemplo</text:p>
        <text:p text:style-name="P280">import java.util.*;</text:p>
        <text:p text:style-name="P281">clase pública HashMapExample { <text:s text:c="3"/></text:p>
        <text:p text:style-name="P282"><text:span text:style-name="T283"><text:s text:c="4"/></text:span><text:span text:style-name="T284">public static void main(String args[]) { <text:s text:c="2"/></text:span></text:p>
        <text:p text:style-name="P285"><text:s/></text:p>
        <text:p text:style-name="P286"><text:span text:style-name="T287"><text:s text:c="8"/></text:span><text:span text:style-name="T288">// crear y poblar el hash map <text:s text:c="4"/></text:span></text:p>
        <text:p text:style-name="P289"><text:s text:c="20"/></text:p>
        <text:p text:style-name="P290"><text:span text:style-name="T291"><text:s text:c="8"/></text:span><text:span text:style-name="T292">map.put(1, "Java"); <text:s text:c="3"/></text:span></text:p>
        <text:soft-page-break/>
        <text:p text:style-name="P293"><text:s text:c="8"/>map.put(2, "Python"); <text:s text:c="3"/></text:p>
        <text:p text:style-name="P294"><text:s text:c="8"/>map.put(3, "PHP"); <text:s text:c="3"/></text:p>
        <text:p text:style-name="P295"><text:s text:c="8"/>map.put(4, "SQL"); <text:s/></text:p>
        <text:p text:style-name="P296"><text:s text:c="8"/>map.put(5, "C ++"); <text:s/></text:p>
        <text:p text:style-name="P297"><text:s text:c="8"/>System.out.println("mapa:"<text:s/>+ mapa); <text:s text:c="5"/></text:p>
        <text:p text:style-name="P298"><text:s/></text:p>
        <text:p text:style-name="P299"><text:span text:style-name="T300"><text:s text:c="8"/></text:span><text:span text:style-name="T301">// Eliminar el valor de la clave 5 <text:s text:c="3"/></text:span></text:p>
        <text:p text:style-name="P302"><text:s text:c="8"/>map.remove(5); <text:s text:c="3"/></text:p>
        <text:p text:style-name="P303"><text:s text:c="8"/>System.out.println(" después de Eliminar:" + mapa); <text:s/></text:p>
        <text:p text:style-name="P304"><text:s text:c="4"/>}</text:p>
        <text:p text:style-name="P305">}</text:p>
        <text:h text:style-name="P306" text:outline-level="2">Permite hacer algunas consultas al propio Hash Map para conocerlo mejor</text:h>
        <text:p text:style-name="P307"><text:span text:style-name="T308"><text:s/></text:span><text:span text:style-name="T309">encontrar si se le<text:s/></text:span><text:span text:style-name="T310">ha asignado una clave en particular?</text:span></text:p>
        <text:p text:style-name="P311">usar el método containsKey (Object KEY) , devolverá un valor booleano si tengo un valor para la clave dada.</text:p>
        <text:p text:style-name="P312"><text:span text:style-name="T313">encuentrar todas las claves disponibles que están presentes en el Mapa</text:span></text:p>
        <text:p text:style-name="P314"><text:span text:style-name="T315">con método<text:s/></text:span><text:span text:style-name="T316">keyset ()</text:span><text:span text:style-name="T317"><text:s/>que devolverá todas</text:span><text:span text:style-name="T318"><text:s/>las claves en el mapa.</text:span></text:p>
        <text:p text:style-name="P319"><text:span text:style-name="T320">System.out.println (objMap.keySet ());</text:span></text:p>
        <text:p text:style-name="P321"><text:span text:style-name="T322">si necesita todos los valores solamente, tengo un método de</text:span><text:span text:style-name="T323"><text:s/></text:span><text:span text:style-name="T324">values</text:span><text:span text:style-name="T325"><text:s/>().</text:span><text:span text:style-name="T326"><text:line-break/></text:span><text:span text:style-name="T327">System.out.println (objMap.values ());</text:span></text:p>
        <text:p text:style-name="P328"><text:span text:style-name="T329">eliminar solo una determinada clave del mapa.</text:span></text:p>
        <text:p text:style-name="P330"><text:span text:style-name="T331">remove</text:span><text:span text:style-name="T332"><text:s/>(Object KEY) que eliminará sol</text:span><text:span text:style-name="T333">o ese par clave-valor en particular.</text:span></text:p>
        <text:p text:style-name="P334"><text:span text:style-name="T335"><text:s/>verificar si realmente contiene algunos pares clave-valor?</text:span></text:p>
        <text:p text:style-name="P336"/>
        <text:p text:style-name="Standard"><text:span text:style-name="T337">Recorrido</text:span><text:span text:style-name="T338"><text:s/>de hash map.-</text:span></text:p>
        <text:p text:style-name="P339">Se debe importar java.util.Map.*;</text:p>
        <text:p text:style-name="P340"/>
        <text:p text:style-name="P341">for(Entry&lt;String,String&gt; id:objMap.entrySet()) {</text:p>
        <text:p text:style-name="P342">System.out.println(id.getKey() + "-&gt; " + id.getValue());</text:p>
        <text:p text:style-name="P343">}</text:p>
        <text:p text:style-name="Standard"><text:span text:style-name="T344">Para hacer el recorrido se debe poner el tipo y la clave.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ff7, Arial, Arial, Helvetica, s" svg:font-family="ff7, Arial, Arial, Helvetica, s" style:font-family-generic="system"/>
    <style:font-face style:name="ff13, Verdana, Verdana, Geneva," svg:font-family="ff13, Verdana, Verdana, Geneva," style:font-family-generic="system"/>
    <style:font-face style:name="ff5, Verdana, Verdana, Geneva, " svg:font-family="ff5, Verdana, Verdana, Geneva, " style:font-family-generic="system"/>
    <style:font-face style:name="ff10, 'Trebuchet MS1', Helvetic" svg:font-family="ff10, 'Trebuchet MS1', Helvetic" style:font-family-generic="system"/>
    <style:font-face style:name="Open Sans" svg:font-family="Open Sans" style:font-family-generic="system"/>
    <style:font-face style:name="inherit" svg:font-family="inherit" style:font-family-generic="system"/>
    <style:font-face style:name="Droid Sans" svg:font-family="Droid Sans" style:font-family-generic="system"/>
    <style:font-face style:name="Consolas" svg:font-family="Consolas" style:font-family-generic="modern" style:font-pitch="fixed" svg:panose-1="2 11 6 9 2 2 4 3 2 4"/>
    <style:font-face style:name="Monaco" svg:font-family="Monaco" style:font-family-generic="system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0729in" text:min-label-width="0in" text:list-level-position-and-space-mode="label-alignment">
          <style:list-level-label-alignment text:label-followed-by="listtab" fo:margin-left="0.072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calderon017@outlook.es</dc:creator>
    <meta:creation-date>2019-04-04T17:54:00Z</meta:creation-date>
    <dc:date>2019-04-23T07:07:00Z</dc:date>
    <meta:template xlink:href="Normal" xlink:type="simple"/>
    <meta:editing-cycles>19</meta:editing-cycles>
    <meta:editing-duration>PT7260S</meta:editing-duration>
    <meta:document-statistic meta:page-count="6" meta:paragraph-count="11" meta:word-count="898" meta:character-count="5829" meta:row-count="41" meta:non-whitespace-character-count="4942"/>
  </office:meta>
</office:document-meta>
</file>